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9.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4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3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3.5cm"/>
    </style:style>
    <style:style style:name="gr1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frame draw:style-name="gr1" draw:text-style-name="P1" draw:layer="layout" svg:width="9.638cm" svg:height="0.962cm" svg:x="5.5cm" svg:y="9.7cm">
          <draw:text-box>
            <text:p>Αλγόριθμοι εξόρυξης δεδομένων</text:p>
          </draw:text-box>
        </draw:frame>
        <draw:frame draw:style-name="gr1" draw:text-style-name="P1" draw:layer="layout" svg:width="4.117cm" svg:height="0.962cm" svg:x="2.4cm" svg:y="12.538cm">
          <draw:text-box>
            <text:p>Επαλήθευση</text:p>
          </draw:text-box>
        </draw:frame>
        <draw:frame draw:style-name="gr1" draw:text-style-name="P1" draw:layer="layout" svg:width="3.728cm" svg:height="0.962cm" svg:x="13.072cm" svg:y="12.5cm">
          <draw:text-box>
            <text:p>Ανακάλυψη</text:p>
          </draw:text-box>
        </draw:frame>
        <draw:frame draw:style-name="gr2" draw:text-style-name="P1" draw:layer="layout" svg:width="3.44cm" svg:height="0.962cm" svg:x="9.46cm" svg:y="14.438cm">
          <draw:text-box>
            <text:p>Πρόβλεψη</text:p>
          </draw:text-box>
        </draw:frame>
        <draw:frame draw:style-name="gr1" draw:text-style-name="P1" draw:layer="layout" svg:width="3.55cm" svg:height="0.962cm" svg:x="16.95cm" svg:y="14.538cm">
          <draw:text-box>
            <text:p>Περιγραφή</text:p>
          </draw:text-box>
        </draw:frame>
        <draw:frame draw:style-name="gr1" draw:text-style-name="P1" draw:layer="layout" svg:width="5.413cm" svg:height="0.962cm" svg:x="5.087cm" svg:y="16.9cm">
          <draw:text-box>
            <text:p>Κατηγοριοποίηση</text:p>
          </draw:text-box>
        </draw:frame>
        <draw:frame draw:style-name="gr1" draw:text-style-name="P1" draw:layer="layout" svg:width="5.193cm" svg:height="0.962cm" svg:x="11.4cm" svg:y="17cm">
          <draw:text-box>
            <text:p>Οπισθοδρόμηση</text:p>
          </draw:text-box>
        </draw:frame>
        <draw:frame draw:style-name="gr1" draw:text-style-name="P1" draw:layer="layout" svg:width="3.58cm" svg:height="1.673cm" svg:x="1cm" svg:y="21.127cm">
          <draw:text-box>
            <text:p>Νευρωνικά</text:p>
            <text:p><text:s text:c="3"/>δίκτυα</text:p>
          </draw:text-box>
        </draw:frame>
        <draw:frame draw:style-name="gr1" draw:text-style-name="P1" draw:layer="layout" svg:width="3.283cm" svg:height="1.673cm" svg:x="5.5cm" svg:y="21.127cm">
          <draw:text-box>
            <text:p>Bayesian </text:p>
            <text:p><text:s text:c="2"/>δίκτυα</text:p>
          </draw:text-box>
        </draw:frame>
        <draw:frame draw:style-name="gr1" draw:text-style-name="P1" draw:layer="layout" svg:width="3.487cm" svg:height="1.673cm" svg:x="9.1cm" svg:y="21.027cm">
          <draw:text-box>
            <text:p><text:s text:c="2"/>Δέντρα </text:p>
            <text:p>απόφασης</text:p>
          </draw:text-box>
        </draw:frame>
        <draw:frame draw:style-name="gr1" draw:text-style-name="P1" draw:layer="layout" svg:width="4.384cm" svg:height="2.384cm" svg:x="13cm" svg:y="20.616cm">
          <draw:text-box>
            <text:p><text:s text:c="3"/>Μηχανές </text:p>
            <text:p>διανυσμάτων </text:p>
            <text:p><text:s/>υποστήριξης</text:p>
          </draw:text-box>
        </draw:frame>
        <draw:custom-shape draw:style-name="gr3" draw:text-style-name="P2" xml:id="id2" draw:id="id2" draw:layer="layout" svg:width="4.1cm" svg:height="1.1cm" svg:x="2.4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9.6cm" svg:height="1.1cm" svg:x="5.5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3.6cm" svg:height="1.1cm" svg:x="13.1cm" svg:y="1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3.3cm" svg:height="1cm" svg:x="9.6cm" svg:y="1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3.3cm" svg:height="1cm" svg:x="17.1cm" svg:y="1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5.2cm" svg:height="1cm" svg:x="5.2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4.9cm" svg:height="1.1cm" svg:x="11.5cm" svg:y="16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3.5cm" svg:height="1.7cm" svg:x="1cm" svg:y="21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3.1cm" svg:height="1.7cm" svg:x="5.5cm" svg:y="21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0" draw:id="id10" draw:layer="layout" svg:width="3.3cm" svg:height="1.6cm" svg:x="9.2cm" svg:y="2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1" draw:id="id11" draw:layer="layout" svg:width="4cm" svg:height="2.3cm" svg:x="13.1cm" svg:y="20.7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s" svg:x1="10.3cm" svg:y1="10.7cm" svg:x2="4.45cm" svg:y2="12.4cm" draw:start-shape="id1" draw:start-glue-point="2" draw:end-shape="id2" draw:end-glue-point="0" svg:d="M10300 10700v501l-5850 698v501" svg:viewBox="0 0 5851 1701">
          <text:p/>
        </draw:connector>
        <draw:connector draw:style-name="gr13" draw:text-style-name="P3" draw:layer="layout" draw:type="lines" svg:x1="10.3cm" svg:y1="10.7cm" svg:x2="14.9cm" svg:y2="12.4cm" draw:start-shape="id1" draw:start-glue-point="2" draw:end-shape="id3" draw:end-glue-point="0" svg:d="M10300 10700v501l4600 698v501" svg:viewBox="0 0 4601 1701">
          <text:p/>
        </draw:connector>
        <draw:connector draw:style-name="gr13" draw:text-style-name="P3" draw:layer="layout" draw:type="lines" svg:x1="14.9cm" svg:y1="13.5cm" svg:x2="11.25cm" svg:y2="14.5cm" draw:start-shape="id3" draw:start-glue-point="2" draw:end-shape="id4" draw:end-glue-point="0" svg:d="M14900 13500v501l-3650-2v501" svg:viewBox="0 0 3651 1001">
          <text:p/>
        </draw:connector>
        <draw:connector draw:style-name="gr13" draw:text-style-name="P3" draw:layer="layout" draw:type="lines" svg:x1="14.9cm" svg:y1="13.5cm" svg:x2="18.75cm" svg:y2="14.5cm" draw:start-shape="id3" draw:start-glue-point="2" draw:end-shape="id5" draw:end-glue-point="0" svg:d="M14900 13500v501l3850-2v501" svg:viewBox="0 0 3851 1001">
          <text:p/>
        </draw:connector>
        <draw:connector draw:style-name="gr13" draw:text-style-name="P3" draw:layer="layout" draw:type="lines" svg:x1="11.25cm" svg:y1="15.5cm" svg:x2="7.8cm" svg:y2="16.9cm" draw:start-shape="id4" draw:start-glue-point="2" draw:end-shape="id6" draw:end-glue-point="0" svg:d="M11250 15500v501l-3450 398v501" svg:viewBox="0 0 3451 1401">
          <text:p/>
        </draw:connector>
        <draw:connector draw:style-name="gr13" draw:text-style-name="P3" draw:layer="layout" draw:type="lines" svg:x1="11.25cm" svg:y1="15.5cm" svg:x2="13.95cm" svg:y2="16.9cm" draw:start-shape="id4" draw:start-glue-point="2" draw:end-shape="id7" draw:end-glue-point="0" svg:d="M11250 15500v501l2700 398v501" svg:viewBox="0 0 2701 1401">
          <text:p/>
        </draw:connector>
        <draw:connector draw:style-name="gr13" draw:text-style-name="P3" draw:layer="layout" draw:type="lines" svg:x1="7.8cm" svg:y1="17.9cm" svg:x2="2.75cm" svg:y2="21.1cm" draw:start-shape="id6" draw:start-glue-point="2" draw:end-shape="id8" draw:end-glue-point="0" svg:d="M7800 17900v501l-5050 2198v501" svg:viewBox="0 0 5051 3201">
          <text:p/>
        </draw:connector>
        <draw:connector draw:style-name="gr13" draw:text-style-name="P3" draw:layer="layout" draw:type="lines" svg:x1="7.8cm" svg:y1="17.9cm" svg:x2="7.05cm" svg:y2="21.1cm" draw:start-shape="id6" draw:start-glue-point="2" draw:end-shape="id9" draw:end-glue-point="0" svg:d="M7800 17900v501l-750 2198v501" svg:viewBox="0 0 751 3201">
          <text:p/>
        </draw:connector>
        <draw:connector draw:style-name="gr13" draw:text-style-name="P3" draw:layer="layout" draw:type="lines" svg:x1="7.8cm" svg:y1="17.9cm" svg:x2="10.85cm" svg:y2="21.1cm" draw:start-shape="id6" draw:start-glue-point="2" draw:end-shape="id10" draw:end-glue-point="0" svg:d="M7800 17900v501l3050 2198v501" svg:viewBox="0 0 3051 3201">
          <text:p/>
        </draw:connector>
        <draw:connector draw:style-name="gr13" draw:text-style-name="P3" draw:layer="layout" draw:type="lines" svg:x1="7.8cm" svg:y1="17.9cm" svg:x2="15.1cm" svg:y2="20.7cm" draw:start-shape="id6" draw:start-glue-point="2" draw:end-shape="id11" draw:end-glue-point="0" svg:d="M7800 17900v501l7300 1798v501" svg:viewBox="0 0 7301 2801">
          <text:p/>
        </draw:connector>
        <draw:frame draw:style-name="gr1" draw:text-style-name="P4" draw:layer="layout" svg:width="4.083cm" svg:height="0.725cm" svg:x="2.117cm" svg:y="13.8cm">
          <draw:text-box>
            <text:p><text:span text:style-name="T1">Εξέταση υπόθεσης</text:span></text:p>
          </draw:text-box>
        </draw:frame>
        <draw:frame draw:style-name="gr1" draw:text-style-name="P4" draw:layer="layout" svg:width="5.442cm" svg:height="0.725cm" svg:x="1.4cm" svg:y="14.375cm">
          <draw:text-box>
            <text:p text:style-name="P5"><text:span text:style-name="T1">Ανάλυση της διακύμανσης</text:span></text:p>
          </draw:text-box>
        </draw:frame>
        <draw:frame draw:style-name="gr1" draw:text-style-name="P4" draw:layer="layout" svg:width="4.833cm" svg:height="0.725cm" svg:x="1.8cm" svg:y="15cm">
          <draw:text-box>
            <text:p><text:span text:style-name="T1">Εξομάλυνση καμπύλης</text:span></text:p>
          </draw:text-box>
        </draw:frame>
        <draw:frame draw:style-name="gr1" draw:text-style-name="P4" draw:layer="layout" svg:width="3.487cm" svg:height="0.725cm" svg:x="17cm" svg:y="15.9cm">
          <draw:text-box>
            <text:p text:style-name="P5"><text:span text:style-name="T1">Συσταδοποίηση</text:span></text:p>
          </draw:text-box>
        </draw:frame>
        <draw:frame draw:style-name="gr1" draw:text-style-name="P4" draw:layer="layout" svg:width="2.733cm" svg:height="0.725cm" svg:x="17.4cm" svg:y="16.5cm">
          <draw:text-box>
            <text:p><text:span text:style-name="T1">Συνοψήσεις</text:span></text:p>
          </draw:text-box>
        </draw:frame>
        <draw:frame draw:style-name="gr1" draw:text-style-name="P4" draw:layer="layout" svg:width="3.177cm" svg:height="0.725cm" svg:x="17.121cm" svg:y="17.144cm">
          <draw:text-box>
            <text:p><text:span text:style-name="T1">Οπτικοποίηση</text:span></text:p>
          </draw:text-box>
        </draw:frame>
        <draw:frame draw:style-name="gr1" draw:text-style-name="P4" draw:layer="layout" svg:width="4.257cm" svg:height="0.725cm" svg:x="16.9cm" svg:y="17.8cm">
          <draw:text-box>
            <text:p><text:span text:style-name="T1">Γλωσσική περίληψη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_20_με_20_γαλάζιο" draw:display-name="Γεμάτο με γαλάζιο" draw:style="linear" draw:start-color="#729fcf" draw:end-color="#355269" draw:start-intensity="100%" draw:end-intensity="100%" draw:angle="300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0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0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Γεμάτο_20_με_20_γαλάζιο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Γεμάτο_20_με_20_πράσινο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Γεμάτο_20_με_20_κόκκινο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Γεμάτο_20_με_20_κίτρινο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5T17:24:22.444000000</meta:creation-date>
    <dc:date>2020-05-06T12:59:29.936000000</dc:date>
    <meta:editing-duration>PT18H52M41S</meta:editing-duration>
    <meta:editing-cycles>1</meta:editing-cycles>
    <meta:document-statistic meta:object-count="39"/>
    <meta:generator>LibreOffice/6.1.4.2$Windows_x86 LibreOffice_project/9d0f32d1f0b509096fd65e0d4bec26ddd1938fd3</meta:generator>
  </office:meta>
</office:document-meta>
</file>